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D2Coding" svg:font-family="D2Codin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2Coding" fo:font-size="8pt" officeooo:rsid="0013b3f4" officeooo:paragraph-rsid="00183b9d" style:font-name-asian="D2Coding" style:font-size-asian="8pt" style:font-size-complex="8pt"/>
    </style:style>
    <style:style style:name="P2" style:family="paragraph" style:parent-style-name="Standard">
      <style:text-properties style:font-name="D2Coding" fo:font-size="8pt" officeooo:rsid="0013b3f4" officeooo:paragraph-rsid="00183b9d" style:font-name-asian="D2Coding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| <text:s text:c="11"/>MON <text:s text:c="10"/>| <text:s text:c="11"/>TUE <text:s text:c="10"/>| <text:s text:c="11"/>WED <text:s text:c="10"/>| <text:s text:c="11"/>THU <text:s text:c="10"/>| <text:s text:c="11"/>FRI <text:s text:c="10"/>| <text:s text:c="11"/>SAT <text:s text:c="10"/>| <text:s text:c="11"/>SUN <text:s text:c="10"/>|</text:p>
      <text:p text:style-name="P1">|--------------------------------------------------------------------------------------------------------------------------------------------------------------------------------------------|</text:p>
      <text:p text:style-name="P1">|03/02 <text:s text:c="14"/>study |03/03 <text:s text:c="14"/>study |03/04 <text:s text:c="14"/>study |03/05 <text:s text:c="14"/>study |03/06 <text:s text:c="14"/>study |03/07 <text:s text:c="14"/>study |03/08 <text:s text:c="14"/>study |</text:p>
      <text:p text:style-name="P1">| <text:s text:c="25"/>| <text:s text:c="25"/>| <text:s text:c="25"/>| <text:s text:c="25"/>| <text:s text:c="25"/>| <text:s text:c="25"/>| <text:s text:c="25"/>|</text:p>
      <text:p text:style-name="P1">|w-up <text:s text:c="15"/>paper |w-up <text:s text:c="15"/>paper |w-up <text:s text:c="15"/>paper |w-up <text:s text:c="15"/>paper |w-up <text:s text:c="15"/>paper |w-up <text:s text:c="15"/>paper |w-up <text:s text:c="15"/>paper |</text:p>
      <text:p text:style-name="P1">| <text:s text:c="25"/>| <text:s text:c="25"/>| <text:s text:c="25"/>| <text:s text:c="25"/>| <text:s text:c="25"/>| <text:s text:c="25"/>| <text:s text:c="25"/>|</text:p>
      <text:p text:style-name="P1">|weig <text:s text:c="16"/>data |weig <text:s text:c="16"/>data |weig <text:s text:c="16"/>data |weig <text:s text:c="16"/>data |weig <text:s text:c="16"/>data |weig <text:s text:c="16"/>data |weig <text:s text:c="16"/>data |</text:p>
      <text:p text:style-name="P1">| <text:s text:c="25"/>| <text:s text:c="25"/>| <text:s text:c="25"/>| <text:s text:c="25"/>| <text:s text:c="25"/>| <text:s text:c="25"/>| <text:s text:c="25"/>|</text:p>
      <text:p text:style-name="P1">|exer <text:s text:c="15"/>nnlab |exer <text:s text:c="15"/>nnlab |exer <text:s text:c="15"/>nnlab |exer <text:s text:c="15"/>nnlab |exer <text:s text:c="15"/>nnlab |exer <text:s text:c="15"/>nnlab |exer <text:s text:c="15"/>nnlab |</text:p>
      <text:p text:style-name="P1">| <text:s text:c="25"/>| <text:s text:c="25"/>| <text:s text:c="25"/>| <text:s text:c="25"/>| <text:s text:c="25"/>| <text:s text:c="25"/>| <text:s text:c="25"/>|</text:p>
      <text:p text:style-name="P1">|diet <text:s text:c="16"/>icom |diet <text:s text:c="16"/>icom |diet <text:s text:c="16"/>icom |diet <text:s text:c="16"/>icom |diet <text:s text:c="16"/>icom |diet <text:s text:c="16"/>icom |diet <text:s text:c="16"/>icom |</text:p>
      <text:p text:style-name="P1">| <text:s text:c="25"/>| <text:s text:c="25"/>| <text:s text:c="25"/>| <text:s text:c="25"/>| <text:s text:c="25"/>| <text:s text:c="25"/>| <text:s text:c="25"/>|</text:p>
      <text:p text:style-name="P1">| bed <text:s text:c="6"/>etc <text:s text:c="11"/>| bed <text:s text:c="6"/>etc <text:s text:c="11"/>| bed <text:s text:c="6"/>etc <text:s text:c="11"/>| bed <text:s text:c="6"/>etc <text:s text:c="11"/>| bed <text:s text:c="6"/>etc <text:s text:c="11"/>| bed <text:s text:c="6"/>etc <text:s text:c="11"/>| bed <text:s text:c="6"/>etc <text:s text:c="11"/>|</text:p>
      <text:p text:style-name="P1">|--------------------------------------------------------------------------------------------------------------------------------------------------------------------------------------------|</text:p>
      <text:p text:style-name="P1">|03/09 <text:s text:c="14"/>study |03/10 <text:s text:c="14"/>study |03/11 <text:s text:c="14"/>study |03/12 <text:s text:c="14"/>study |03/13 <text:s text:c="14"/>study |03/14 <text:s text:c="14"/>study |03/15 <text:s text:c="14"/>study |</text:p>
      <text:p text:style-name="P1">| <text:s text:c="25"/>| <text:s text:c="25"/>| <text:s text:c="25"/>| <text:s text:c="25"/>| <text:s text:c="25"/>| <text:s text:c="25"/>| <text:s text:c="25"/>|</text:p>
      <text:p text:style-name="P1">|w-up <text:s text:c="15"/>paper |w-up <text:s text:c="15"/>paper |w-up <text:s text:c="15"/>paper |w-up <text:s text:c="15"/>paper |w-up <text:s text:c="15"/>paper |w-up <text:s text:c="15"/>paper |w-up <text:s text:c="15"/>paper |</text:p>
      <text:p text:style-name="P1">| <text:s text:c="25"/>| <text:s text:c="25"/>| <text:s text:c="25"/>| <text:s text:c="25"/>| <text:s text:c="25"/>| <text:s text:c="25"/>| <text:s text:c="25"/>|</text:p>
      <text:p text:style-name="P1">|weig <text:s text:c="16"/>data |weig <text:s text:c="16"/>data |weig <text:s text:c="16"/>data |weig <text:s text:c="16"/>data |weig <text:s text:c="16"/>data |weig <text:s text:c="16"/>data |weig <text:s text:c="16"/>data |</text:p>
      <text:p text:style-name="P1">| <text:s text:c="25"/>| <text:s text:c="25"/>| <text:s text:c="25"/>| <text:s text:c="25"/>| <text:s text:c="25"/>| <text:s text:c="25"/>| <text:s text:c="25"/>|</text:p>
      <text:p text:style-name="P1">|exer <text:s text:c="15"/>nnlab |exer <text:s text:c="15"/>nnlab |exer <text:s text:c="15"/>nnlab |exer <text:s text:c="15"/>nnlab |exer <text:s text:c="15"/>nnlab |exer <text:s text:c="15"/>nnlab |exer <text:s text:c="15"/>nnlab |</text:p>
      <text:p text:style-name="P1">| <text:s text:c="25"/>| <text:s text:c="25"/>| <text:s text:c="25"/>| <text:s text:c="25"/>| <text:s text:c="25"/>| <text:s text:c="25"/>| <text:s text:c="25"/>|</text:p>
      <text:p text:style-name="P1">|diet <text:s text:c="16"/>icom |diet <text:s text:c="16"/>icom |diet <text:s text:c="16"/>icom |diet <text:s text:c="16"/>icom |diet <text:s text:c="16"/>icom |diet <text:s text:c="16"/>icom |diet <text:s text:c="16"/>icom |</text:p>
      <text:p text:style-name="P1">| <text:s text:c="25"/>| <text:s text:c="25"/>| <text:s text:c="25"/>| <text:s text:c="25"/>| <text:s text:c="25"/>| <text:s text:c="25"/>| <text:s text:c="25"/>|</text:p>
      <text:p text:style-name="P1">| bed <text:s text:c="6"/>etc <text:s text:c="11"/>| bed <text:s text:c="6"/>etc <text:s text:c="11"/>| bed <text:s text:c="6"/>etc <text:s text:c="11"/>| bed <text:s text:c="6"/>etc <text:s text:c="11"/>| bed <text:s text:c="6"/>etc <text:s text:c="11"/>| bed <text:s text:c="6"/>etc <text:s text:c="11"/>| bed <text:s text:c="6"/>etc <text:s text:c="11"/>|</text:p>
      <text:p text:style-name="P1">|--------------------------------------------------------------------------------------------------------------------------------------------------------------------------------------------|</text:p>
      <text:p text:style-name="P1">|03/16 <text:s text:c="14"/>study |03/17 <text:s text:c="14"/>study |03/18 <text:s text:c="14"/>study |03/19 <text:s text:c="14"/>study |03/20 <text:s text:c="14"/>study |03/21 <text:s text:c="14"/>study |03/22 <text:s text:c="14"/>study |</text:p>
      <text:p text:style-name="P1">| <text:s text:c="25"/>| <text:s text:c="25"/>| <text:s text:c="25"/>| <text:s text:c="25"/>| <text:s text:c="25"/>| <text:s text:c="25"/>| <text:s text:c="25"/>|</text:p>
      <text:p text:style-name="P1">|w-up <text:s text:c="15"/>paper |w-up <text:s text:c="15"/>paper |w-up <text:s text:c="15"/>paper |w-up <text:s text:c="15"/>paper |w-up <text:s text:c="15"/>paper |w-up <text:s text:c="15"/>paper |w-up <text:s text:c="15"/>paper |</text:p>
      <text:p text:style-name="P1">| <text:s text:c="25"/>| <text:s text:c="25"/>| <text:s text:c="25"/>| <text:s text:c="25"/>| <text:s text:c="25"/>| <text:s text:c="25"/>| <text:s text:c="25"/>|</text:p>
      <text:p text:style-name="P1">|weig <text:s text:c="16"/>data |weig <text:s text:c="16"/>data |weig <text:s text:c="16"/>data |weig <text:s text:c="16"/>data |weig <text:s text:c="16"/>data |weig <text:s text:c="16"/>data |weig <text:s text:c="16"/>data |</text:p>
      <text:p text:style-name="P1">| <text:s text:c="25"/>| <text:s text:c="25"/>| <text:s text:c="25"/>| <text:s text:c="25"/>| <text:s text:c="25"/>| <text:s text:c="25"/>| <text:s text:c="25"/>|</text:p>
      <text:p text:style-name="P1">|exer <text:s text:c="15"/>nnlab |exer <text:s text:c="15"/>nnlab |exer <text:s text:c="15"/>nnlab |exer <text:s text:c="15"/>nnlab |exer <text:s text:c="15"/>nnlab |exer <text:s text:c="15"/>nnlab |exer <text:s text:c="15"/>nnlab |</text:p>
      <text:p text:style-name="P1">| <text:s text:c="25"/>| <text:s text:c="25"/>| <text:s text:c="25"/>| <text:s text:c="25"/>| <text:s text:c="25"/>| <text:s text:c="25"/>| <text:s text:c="25"/>|</text:p>
      <text:p text:style-name="P1">|diet <text:s text:c="16"/>icom |diet <text:s text:c="16"/>icom |diet <text:s text:c="16"/>icom |diet <text:s text:c="16"/>icom |diet <text:s text:c="16"/>icom |diet <text:s text:c="16"/>icom |diet <text:s text:c="16"/>icom |</text:p>
      <text:p text:style-name="P1">| <text:s text:c="25"/>| <text:s text:c="25"/>| <text:s text:c="25"/>| <text:s text:c="25"/>| <text:s text:c="25"/>| <text:s text:c="25"/>| <text:s text:c="25"/>|</text:p>
      <text:p text:style-name="P1">| bed <text:s text:c="6"/>etc <text:s text:c="11"/>| bed <text:s text:c="6"/>etc <text:s text:c="11"/>| bed <text:s text:c="6"/>etc <text:s text:c="11"/>| bed <text:s text:c="6"/>etc <text:s text:c="11"/>| bed <text:s text:c="6"/>etc <text:s text:c="11"/>| bed <text:s text:c="6"/>etc <text:s text:c="11"/>| bed <text:s text:c="6"/>etc <text:s text:c="11"/>|</text:p>
      <text:p text:style-name="P1">|--------------------------------------------------------------------------------------------------------------------------------------------------------------------------------------------|</text:p>
      <text:p text:style-name="P1">|03/23 <text:s text:c="14"/>study |03/24 <text:s text:c="14"/>study |03/25 <text:s text:c="14"/>study |03/26 <text:s text:c="14"/>study |03/27 <text:s text:c="14"/>study |03/28 <text:s text:c="14"/>study |03/29 <text:s text:c="14"/>study |</text:p>
      <text:p text:style-name="P1">| <text:s text:c="25"/>| <text:s text:c="25"/>| <text:s text:c="25"/>| <text:s text:c="25"/>| <text:s text:c="25"/>| <text:s text:c="25"/>| <text:s text:c="25"/>|</text:p>
      <text:p text:style-name="P1">|w-up <text:s text:c="15"/>paper |w-up <text:s text:c="15"/>paper |w-up <text:s text:c="15"/>paper |w-up <text:s text:c="15"/>paper |w-up <text:s text:c="15"/>paper |w-up <text:s text:c="15"/>paper |w-up <text:s text:c="15"/>paper |</text:p>
      <text:p text:style-name="P1">| <text:s text:c="25"/>| <text:s text:c="25"/>| <text:s text:c="25"/>| <text:s text:c="25"/>| <text:s text:c="25"/>| <text:s text:c="25"/>| <text:s text:c="25"/>|</text:p>
      <text:p text:style-name="P1">|weig <text:s text:c="16"/>data |weig <text:s text:c="16"/>data |weig <text:s text:c="16"/>data |weig <text:s text:c="16"/>data |weig <text:s text:c="16"/>data |weig <text:s text:c="16"/>data |weig <text:s text:c="16"/>data |</text:p>
      <text:p text:style-name="P1">| <text:s text:c="25"/>| <text:s text:c="25"/>| <text:s text:c="25"/>| <text:s text:c="25"/>| <text:s text:c="25"/>| <text:s text:c="25"/>| <text:s text:c="25"/>|</text:p>
      <text:p text:style-name="P1">|exer <text:s text:c="15"/>nnlab |exer <text:s text:c="15"/>nnlab |exer <text:s text:c="15"/>nnlab |exer <text:s text:c="15"/>nnlab |exer <text:s text:c="15"/>nnlab |exer <text:s text:c="15"/>nnlab |exer <text:s text:c="15"/>nnlab |</text:p>
      <text:p text:style-name="P1">| <text:s text:c="25"/>| <text:s text:c="25"/>| <text:s text:c="25"/>| <text:s text:c="25"/>| <text:s text:c="25"/>| <text:s text:c="25"/>| <text:s text:c="25"/>|</text:p>
      <text:p text:style-name="P1">|diet <text:s text:c="16"/>icom |diet <text:s text:c="16"/>icom |diet <text:s text:c="16"/>icom |diet <text:s text:c="16"/>icom |diet <text:s text:c="16"/>icom |diet <text:s text:c="16"/>icom |diet <text:s text:c="16"/>icom |</text:p>
      <text:p text:style-name="P1">| <text:s text:c="25"/>| <text:s text:c="25"/>| <text:s text:c="25"/>| <text:s text:c="25"/>| <text:s text:c="25"/>| <text:s text:c="25"/>| <text:s text:c="25"/>|</text:p>
      <text:p text:style-name="P1">| bed <text:s text:c="6"/>etc <text:s text:c="11"/>| bed <text:s text:c="6"/>etc <text:s text:c="11"/>| bed <text:s text:c="6"/>etc <text:s text:c="11"/>| bed <text:s text:c="6"/>etc <text:s text:c="11"/>| bed <text:s text:c="6"/>etc <text:s text:c="11"/>| bed <text:s text:c="6"/>etc <text:s text:c="11"/>| bed <text:s text:c="6"/>etc <text:s text:c="11"/>|</text:p>
      <text:p text:style-name="P1">|--------------------------------------------------------------------------------------------------------------------------------------------------------------------------------------------|</text:p>
      <text:p text:style-name="P1">|03/30 <text:s text:c="14"/>study |03/31 <text:s text:c="14"/>study |04/01 <text:s text:c="14"/>study |04/02 <text:s text:c="14"/>study |04/03 <text:s text:c="14"/>study |04/04 <text:s text:c="14"/>study |04/05 <text:s text:c="14"/>study |</text:p>
      <text:p text:style-name="P1">| <text:s text:c="25"/>| <text:s text:c="25"/>| <text:s text:c="25"/>| <text:s text:c="25"/>| <text:s text:c="25"/>| <text:s text:c="25"/>| <text:s text:c="25"/>|</text:p>
      <text:p text:style-name="P1">|w-up <text:s text:c="15"/>paper |w-up <text:s text:c="15"/>paper |w-up <text:s text:c="15"/>paper |w-up <text:s text:c="15"/>paper |w-up <text:s text:c="15"/>paper |w-up <text:s text:c="15"/>paper |w-up <text:s text:c="15"/>paper |</text:p>
      <text:p text:style-name="P1">| <text:s text:c="25"/>| <text:s text:c="25"/>| <text:s text:c="25"/>| <text:s text:c="25"/>| <text:s text:c="25"/>| <text:s text:c="25"/>| <text:s text:c="25"/>|</text:p>
      <text:p text:style-name="P1">|weig <text:s text:c="16"/>data |weig <text:s text:c="16"/>data |weig <text:s text:c="16"/>data |weig <text:s text:c="16"/>data |weig <text:s text:c="16"/>data |weig <text:s text:c="16"/>data |weig <text:s text:c="16"/>data |</text:p>
      <text:p text:style-name="P1">| <text:s text:c="25"/>| <text:s text:c="25"/>| <text:s text:c="25"/>| <text:s text:c="25"/>| <text:s text:c="25"/>| <text:s text:c="25"/>| <text:s text:c="25"/>|</text:p>
      <text:p text:style-name="P1">|exer <text:s text:c="15"/>nnlab |exer <text:s text:c="15"/>nnlab |exer <text:s text:c="15"/>nnlab |exer <text:s text:c="15"/>nnlab |exer <text:s text:c="15"/>nnlab |exer <text:s text:c="15"/>nnlab |exer <text:s text:c="15"/>nnlab |</text:p>
      <text:p text:style-name="P1">| <text:s text:c="25"/>| <text:s text:c="25"/>| <text:s text:c="25"/>| <text:s text:c="25"/>| <text:s text:c="25"/>| <text:s text:c="25"/>| <text:s text:c="25"/>|</text:p>
      <text:p text:style-name="P1">|diet <text:s text:c="16"/>icom |diet <text:s text:c="16"/>icom |diet <text:s text:c="16"/>icom |diet <text:s text:c="16"/>icom |diet <text:s text:c="16"/>icom |diet <text:s text:c="16"/>icom |diet <text:s text:c="16"/>icom |</text:p>
      <text:p text:style-name="P1">| <text:s text:c="25"/>| <text:s text:c="25"/>| <text:s text:c="25"/>| <text:s text:c="25"/>| <text:s text:c="25"/>| <text:s text:c="25"/>| <text:s text:c="25"/>|</text:p>
      <text:p text:style-name="P1">| bed <text:s text:c="6"/>etc <text:s text:c="11"/>| bed <text:s text:c="6"/>etc <text:s text:c="11"/>| bed <text:s text:c="6"/>etc <text:s text:c="11"/>| bed <text:s text:c="6"/>etc <text:s text:c="11"/>| bed <text:s text:c="6"/>etc <text:s text:c="11"/>| bed <text:s text:c="6"/>etc <text:s text:c="11"/>| bed <text:s text:c="6"/>etc <text:s text:c="11"/>|</text:p>
      <text:p text:style-name="P1">|--------------------------------------------------------------------------------------------------------------------------------------------------------------------------------------------|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D2Coding" svg:font-family="D2Codin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1701in" fo:margin-bottom="0.1701in" fo:margin-left="0.1701in" fo:margin-right="0.1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4T12:39:23.487512506</meta:creation-date>
    <dc:date>2020-03-10T11:01:20.170022504</dc:date>
    <meta:editing-duration>PT34M29S</meta:editing-duration>
    <meta:editing-cycles>5</meta:editing-cycles>
    <meta:generator>LibreOffice/6.4.1.2$Linux_X86_64 LibreOffice_project/40$Build-2</meta:generator>
    <meta:print-date>2020-03-04T15:20:37.231272824</meta:print-date>
    <meta:document-statistic meta:table-count="0" meta:image-count="0" meta:object-count="0" meta:page-count="1" meta:paragraph-count="62" meta:word-count="712" meta:character-count="11780" meta:non-whitespace-character-count="3359"/>
  </office:meta>
</office:document-meta>
</file>